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7665" officeooo:paragraph-rsid="00087665"/>
    </style:style>
    <style:style style:name="P2" style:family="paragraph" style:parent-style-name="Standard">
      <style:paragraph-properties>
        <style:tab-stops>
          <style:tab-stop style:position="1.296cm"/>
        </style:tab-stops>
      </style:paragraph-properties>
      <style:text-properties officeooo:rsid="00087665" officeooo:paragraph-rsid="00087665"/>
    </style:style>
    <style:style style:name="P3" style:family="paragraph" style:parent-style-name="Standard">
      <style:text-properties officeooo:rsid="0009f710" officeooo:paragraph-rsid="0009f710"/>
    </style:style>
    <style:style style:name="P4" style:family="paragraph" style:parent-style-name="Standard">
      <style:paragraph-properties fo:text-align="center" style:justify-single-word="false"/>
      <style:text-properties fo:font-size="24pt" fo:font-weight="bold" officeooo:rsid="000cb10d" officeooo:paragraph-rsid="000cb10d" style:font-size-asian="21pt" style:font-weight-asian="bold" style:font-size-complex="24pt" style:font-weight-complex="bold"/>
    </style:style>
    <style:style style:name="P5" style:family="paragraph" style:parent-style-name="Standard">
      <style:text-properties officeooo:rsid="000cb10d" officeooo:paragraph-rsid="000cb10d"/>
    </style:style>
    <style:style style:name="P6" style:family="paragraph" style:parent-style-name="Standard">
      <style:paragraph-properties fo:text-align="end" style:justify-single-word="false"/>
      <style:text-properties officeooo:rsid="000cb10d" officeooo:paragraph-rsid="000cb10d"/>
    </style:style>
    <style:style style:name="P7" style:family="paragraph" style:parent-style-name="Standard">
      <style:paragraph-properties fo:text-align="end" style:justify-single-word="false"/>
      <style:text-properties fo:font-size="12pt" fo:font-style="normal" fo:font-weight="normal" officeooo:rsid="00105447" officeooo:paragraph-rsid="00105447"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end" style:justify-single-word="false"/>
      <style:text-properties fo:font-size="8pt" fo:font-style="normal" fo:font-weight="normal" officeooo:rsid="00105447" officeooo:paragraph-rsid="00105447" style:font-size-asian="7pt" style:font-style-asian="normal" style:font-weight-asian="normal" style:font-size-complex="8pt" style:font-style-complex="normal" style:font-weight-complex="normal"/>
    </style:style>
    <style:style style:name="P9" style:family="paragraph" style:parent-style-name="Standard" style:master-page-name="">
      <style:paragraph-properties fo:margin-left="1cm" fo:margin-right="1cm" fo:text-indent="0cm" style:auto-text-indent="false" style:page-number="auto"/>
      <style:text-properties fo:font-style="italic" officeooo:rsid="000d496f" officeooo:paragraph-rsid="000df8dc" style:font-style-asian="italic" style:font-style-complex="italic"/>
    </style:style>
    <style:style style:name="P10" style:family="paragraph" style:parent-style-name="Standard">
      <style:paragraph-properties fo:margin-left="1cm" fo:margin-right="1cm" fo:text-indent="0cm" style:auto-text-indent="false"/>
      <style:text-properties fo:font-style="italic" officeooo:rsid="000d496f" officeooo:paragraph-rsid="000df8dc" style:font-style-asian="italic" style:font-style-complex="italic"/>
    </style:style>
    <style:style style:name="P11" style:family="paragraph" style:parent-style-name="Standard">
      <style:paragraph-properties fo:margin-left="1cm" fo:margin-right="1cm" fo:text-indent="0cm" style:auto-text-indent="false"/>
      <style:text-properties fo:font-style="italic" officeooo:rsid="000d496f" officeooo:paragraph-rsid="000d496f" style:font-style-asian="italic" style:font-style-complex="italic"/>
    </style:style>
    <style:style style:name="P12" style:family="paragraph" style:parent-style-name="Standard">
      <style:paragraph-properties fo:margin-left="1cm" fo:margin-right="1cm" fo:text-indent="0cm" style:auto-text-indent="false"/>
      <style:text-properties fo:font-style="italic" officeooo:rsid="000df8dc" officeooo:paragraph-rsid="000df8dc" style:font-style-asian="italic" style:font-style-complex="italic"/>
    </style:style>
    <style:style style:name="P13" style:family="paragraph" style:parent-style-name="Standard">
      <style:paragraph-properties fo:margin-left="1cm" fo:margin-right="1cm" fo:text-indent="0cm" style:auto-text-indent="false"/>
      <style:text-properties officeooo:rsid="000d496f" officeooo:paragraph-rsid="000d496f"/>
    </style:style>
    <style:style style:name="P14" style:family="paragraph" style:parent-style-name="Standard">
      <style:paragraph-properties fo:margin-left="0cm" fo:margin-right="1cm" fo:text-indent="0cm" style:auto-text-indent="false"/>
      <style:text-properties fo:font-style="italic" officeooo:rsid="000df8dc" officeooo:paragraph-rsid="000df8dc" style:font-style-asian="italic" style:font-style-complex="italic"/>
    </style:style>
    <style:style style:name="P15" style:family="paragraph" style:parent-style-name="Standard">
      <style:paragraph-properties fo:margin-left="0cm" fo:margin-right="1cm" fo:text-indent="0cm" style:auto-text-indent="false"/>
      <style:text-properties fo:font-style="italic" officeooo:rsid="000d496f" officeooo:paragraph-rsid="000d496f" style:font-style-asian="italic" style:font-style-complex="italic"/>
    </style:style>
    <style:style style:name="P16" style:family="paragraph" style:parent-style-name="Standard">
      <style:paragraph-properties fo:margin-left="0cm" fo:margin-right="1cm" fo:text-indent="0cm" style:auto-text-indent="false"/>
      <style:text-properties fo:font-style="italic" officeooo:rsid="000d496f" officeooo:paragraph-rsid="000df8dc" style:font-style-asian="italic" style:font-style-complex="italic"/>
    </style:style>
    <style:style style:name="T1" style:family="text">
      <style:text-properties officeooo:rsid="0009f710"/>
    </style:style>
    <style:style style:name="T2" style:family="text">
      <style:text-properties officeooo:rsid="000d496f"/>
    </style:style>
    <style:style style:name="T3" style:family="text">
      <style:text-properties officeooo:rsid="000df8dc"/>
    </style:style>
    <style:style style:name="T4" style:family="text">
      <style:text-properties officeooo:rsid="000f4265"/>
    </style:style>
    <style:style style:name="T5" style:family="text">
      <style:text-properties fo:font-weight="bold" style:font-weight-asian="bold" style:font-weight-complex="bold"/>
    </style:style>
    <style:style style:name="T6" style:family="text">
      <style:text-properties officeooo:rsid="0011f5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5">Ramo</text:span>: Estructura de datos, Ingeniería en Computación, Universidad de la Serena</text:p>
      <text:p text:style-name="P7"><text:span text:style-name="T5">Prof</text:span>: Mauro San Martín.</text:p>
      <text:p text:style-name="P7"><text:span text:style-name="T5">Por</text:span>: Sebastian Rojas Cortez<text:line-break/><text:span text:style-name="T5">Fecha</text:span>: Lunes 14 de Septiembre, 2015.</text:p>
      <text:p text:style-name="P7"/>
      <text:p text:style-name="P8"/>
      <text:p text:style-name="P8"/>
      <text:p text:style-name="P4">Teoría de grafos</text:p>
      <text:p text:style-name="P4">Métodos de recorrido BFS y DFS aplicados a <text:s text:c="3"/>la interacción entre alumnos de un curso</text:p>
      <text:p text:style-name="P4"/>
      <text:p text:style-name="P7"/>
      <text:p text:style-name="P6"/>
      <text:p text:style-name="P5">Comenzaremos <text:span text:style-name="T2">anotando los datos entregados en la situación que se nos plantea:<text:line-break/></text:span></text:p>
      <text:p text:style-name="P5"/>
      <text:p text:style-name="P9">En un curso G existen nueve alumnos (alumno A, alumno B, alumno C, alumno D, alumno E, alumno F, alumno G, alumno H, alumno I), los cuales no todos interactuad directamente entre sí. En este curso encontraremos tres grupos, de tres alumnos cada uno, en donde dentro de cada grupo todos los alumnos interactúan directamente entre los del mismo grupo, <text:span text:style-name="T3">a excepción de ellos mismos</text:span>. Los grupos son los siguientes: </text:p>
      <text:p text:style-name="P10"/>
      <text:p text:style-name="P16"/>
      <text:p text:style-name="P11">Grupo 1:<text:tab/> alumno A, alumno B y alumno C</text:p>
      <text:p text:style-name="P15"/>
      <text:p text:style-name="P11">Grupo 2:<text:tab/> alumno D, alumno E y alumno F</text:p>
      <text:p text:style-name="P11"/>
      <text:p text:style-name="P11">Grupo 3: <text:tab/> alumno G, alumno H y alumno I</text:p>
      <text:p text:style-name="P11"/>
      <text:p text:style-name="P11"/>
      <text:p text:style-name="P11">Dentro de cada grupo puede existir uno o más alumnos que interactúen con otros alumnos relacionados a los demás grupos. En este caso <text:span text:style-name="T3">los alumnos que se relacionarán a alumnos de otros grupos serán los</text:span> siguientes:</text:p>
      <text:p text:style-name="P11"/>
      <text:p text:style-name="P11"/>
      <text:p text:style-name="P12">Alumno A: Interactuará con todo su grupo (alumno B y alumno C), sumando al <text:s/>alumno D y <text:s/>al alumno E</text:p>
      <text:p text:style-name="P12"/>
      <text:p text:style-name="P12">Alumno D: Interactuará con todo su grupo (alumno E y alumno F), sumado el alumno A</text:p>
      <text:p text:style-name="P12"/>
      <text:p text:style-name="P12">Alumno E: Interactuará con todo su grupo (alumno D y alumno F), sumado el alumno A</text:p>
      <text:p text:style-name="P12"/>
      <text:p text:style-name="P12">Alumno F: interactuará con todo su grupo (alumno D y alumno E), sumado el alumno I</text:p>
      <text:p text:style-name="P12"/>
      <text:p text:style-name="P12">Alumno I: Interactuará con todo su grupo (alumno G y alumno H), sumado al alumno F</text:p>
      <text:p text:style-name="P12"><text:soft-page-break/></text:p>
      <text:p text:style-name="P12"/>
      <text:p text:style-name="P12">Por consiguiente , como podemos ver, tendremos las siguientes interacciones entre los alumnos del curso:</text:p>
      <text:p text:style-name="P12"/>
      <text:p text:style-name="P12"/>
      <text:p text:style-name="P12"><text:line-break/>Alumno A interactúa con: <text:tab/>alumno B, alumno C, alumno D y alumno E</text:p>
      <text:p text:style-name="P12"/>
      <text:p text:style-name="P12">Alumno B interactúa con: <text:tab/>alumno A y alumno C</text:p>
      <text:p text:style-name="P12"/>
      <text:p text:style-name="P12">Alumno C interactúa con: <text:tab/>alumno B y alumno C</text:p>
      <text:p text:style-name="P12"/>
      <text:p text:style-name="P12">Alumno D interactúa con: <text:tab/>alumno A, alumno E y alumno F</text:p>
      <text:p text:style-name="P12"/>
      <text:p text:style-name="P12">Alumno E interactúa con: <text:tab/>alumno A, alumno D y alumno F</text:p>
      <text:p text:style-name="P12"/>
      <text:p text:style-name="P12">Alumno F interactúa con: <text:tab/>alumno D, alumno E y alumno <text:span text:style-name="T4">I</text:span></text:p>
      <text:p text:style-name="P14"/>
      <text:p text:style-name="P12">Alumno G interactúa con: <text:tab/>alumno <text:span text:style-name="T4">H y</text:span> alumno <text:span text:style-name="T4">I</text:span></text:p>
      <text:p text:style-name="P12"/>
      <text:p text:style-name="P12">Alumno H interactúa con: <text:tab/>alumno <text:span text:style-name="T4">G y</text:span> alumno <text:span text:style-name="T4">I</text:span></text:p>
      <text:p text:style-name="P12"/>
      <text:p text:style-name="P12">Alumno I interactúa con: <text:tab/><text:tab/>alumno <text:span text:style-name="T4">F</text:span>, alumno <text:span text:style-name="T4">G y</text:span> alumno <text:span text:style-name="T4">H</text:span></text:p>
      <text:p text:style-name="P12"/>
      <text:p text:style-name="P13"/>
      <text:p text:style-name="P5"/>
      <text:p text:style-name="P5">//<text:span text:style-name="T6">AQUI VOY</text:span></text:p>
      <text:p text:style-name="P5"/>
      <text:p text:style-name="P5"/>
      <text:p text:style-name="P5"/>
      <text:p text:style-name="P1"><text:s/>Mi Grafo (G) consta de 9 vértices (V) y 12 arcos (A).<text:line-break/>Estos representan la interacción entre el total de alumnos en un curso, siendo Curso=G, el total de alumnos vendría representado por el total vértices V=9, siendo cada alumno un V sub i , donde el valor de i entre 0 a 9 representaría a un alumno distinto dentro del curso. De igual manera las interacciones entre los alumnos se representarán por los arcos A del grafo, siendo estos, en total 12 que estarán representadas en una matriz de adyacencia de 9x9 <text:span text:style-name="T1">con posiciones de 0 hasta 8</text:span>, donde cada posición de la matriz corresponde a la interacción entre los alumnos, esta la trabajaremos con valores binarios, siendo 1= si interactúa directamente y 0 no lo hace. Esto quiere decir que no todos los alumnos interactúan entre ellos, y para algunas situaciones deberán utilizar un intermediaste para dar o recibir información.</text:p>
      <text:p text:style-name="P1"/>
      <text:p text:style-name="P1">Entonces. </text:p>
      <text:p text:style-name="P1"><text:line-break/>Alumno A = V0<text:line-break/>Alumno B = V1<text:line-break/>Alumno C = V2<text:line-break/>Alumno D = V3<text:line-break/>Alumno E = V4<text:line-break/><text:soft-page-break/>Alumno F = V5<text:line-break/>Alumno G = V6<text:line-break/>Alumno H = V7<text:line-break/>Alumno <text:s/>I = V8</text:p>
      <text:p text:style-name="P1"/>
      <text:p text:style-name="P3">Matriz.<text:line-break/><text:line-break/><text:tab/><text:tab/><text:tab/> V0 <text:s/>V1 <text:s/>V2 <text:s/>V3 <text:s/>V4 <text:s/>V5 <text:s/>V6 <text:s/>V7 <text:s/>V8</text:p>
      <text:p text:style-name="P3"><text:tab/><text:tab/><text:tab/>(A) <text:s/>(B) <text:s/>(C) <text:s/>(D) <text:s/>(E) <text:s/>(F) <text:s/>(G) <text:s/>(H) <text:s/>(I)</text:p>
      <text:p text:style-name="P3"/>
      <text:p text:style-name="P3">V0 (A)<text:tab/> <text:tab/> <text:s/>0 <text:s text:c="4"/>1 <text:s text:c="4"/>1 <text:s text:c="5"/>1 <text:s text:c="4"/>1 <text:s text:c="4"/>0 <text:s text:c="4"/>0 <text:s text:c="5"/>0 <text:s text:c="4"/>0</text:p>
      <text:p text:style-name="P3">V1 (B)<text:tab/><text:tab/> <text:s/>1 <text:s text:c="4"/>0 <text:s text:c="4"/>0 <text:s text:c="5"/>0 <text:s text:c="4"/>0 <text:s text:c="4"/>0 <text:s text:c="4"/>0 <text:s text:c="5"/>0 <text:s text:c="4"/>0 <text:s text:c="4"/></text:p>
      <text:p text:style-name="P3">V2 (C)<text:tab/> <text:s text:c="8"/>1 <text:s text:c="4"/>0 <text:s text:c="4"/>0 <text:s text:c="5"/>0 <text:s text:c="4"/>0 <text:s text:c="4"/>0 <text:s text:c="4"/>0 <text:s text:c="5"/>0 <text:s text:c="4"/>0</text:p>
      <text:p text:style-name="P3">V3 (D)<text:tab/><text:tab/> <text:s/>0 <text:s text:c="4"/>0 <text:s text:c="4"/>0 <text:s text:c="5"/>0 <text:s text:c="4"/>0 <text:s text:c="4"/>0 <text:s text:c="4"/>0 <text:s text:c="5"/>0 <text:s text:c="4"/>0</text:p>
      <text:p text:style-name="P3">V4 (E)<text:tab/><text:tab/> <text:s/>0 <text:s text:c="4"/>0 <text:s text:c="4"/>0 <text:s text:c="5"/>0 <text:s text:c="4"/>0 <text:s text:c="4"/>0 <text:s text:c="4"/>0 <text:s text:c="5"/>0 <text:s text:c="4"/>0</text:p>
      <text:p text:style-name="P3">V5 (F)<text:tab/><text:tab/> <text:s/>0 <text:s text:c="4"/>0 <text:s text:c="4"/>0 <text:s text:c="5"/>0 <text:s text:c="4"/>0 <text:s text:c="4"/>0 <text:s text:c="4"/>0 <text:s text:c="5"/>0 <text:s text:c="4"/>0</text:p>
      <text:p text:style-name="P3">V6 (G)<text:tab/> <text:s/><text:tab/> <text:s/>0 <text:s text:c="4"/>0 <text:s text:c="4"/>0 <text:s text:c="5"/>0 <text:s text:c="4"/>0 <text:s text:c="4"/>0 <text:s text:c="4"/>0 <text:s text:c="5"/>0 <text:s text:c="4"/>0</text:p>
      <text:p text:style-name="P3">V7 (H)<text:tab/><text:tab/> <text:s/>0 <text:s text:c="4"/>0 <text:s text:c="4"/>0 <text:s text:c="5"/>0 <text:s text:c="4"/>0 <text:s text:c="4"/>0 <text:s text:c="4"/>0 <text:s text:c="5"/>0 <text:s text:c="4"/>0</text:p>
      <text:p text:style-name="P3">V8 (I )<text:tab/><text:tab/> <text:s/>0 <text:s text:c="4"/>0 <text:s text:c="4"/>0 <text:s text:c="5"/>0 <text:s text:c="4"/>0 <text:s text:c="4"/>0 <text:s text:c="4"/>0 <text:s text:c="5"/>0 <text:s text:c="4"/>0</text:p>
      <text:p text:style-name="P3"/>
      <text:p text:style-name="P3"/>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C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2T12:03:21.642562313</meta:creation-date>
    <dc:date>2015-09-12T15:05:23.068152911</dc:date>
    <meta:editing-duration>PT2H31M36S</meta:editing-duration>
    <meta:editing-cycles>6</meta:editing-cycles>
    <meta:generator>LibreOffice/4.2.8.2$Linux_X86_64 LibreOffice_project/420m0$Build-2</meta:generator>
    <meta:document-statistic meta:table-count="0" meta:image-count="0" meta:object-count="0" meta:page-count="3" meta:paragraph-count="41" meta:word-count="690" meta:character-count="3765" meta:non-whitespace-character-count="2719"/>
  </office:meta>
</office:document-meta>
</file>